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5663f" officeooo:paragraph-rsid="0015663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663f" officeooo:paragraph-rsid="0015663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5663f" officeooo:paragraph-rsid="0015663f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790e4" officeooo:paragraph-rsid="001790e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17b868" officeooo:paragraph-rsid="0017b86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17d395" officeooo:paragraph-rsid="0017d39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1888b0" officeooo:paragraph-rsid="001888b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193ca9" officeooo:paragraph-rsid="00193ca9" style:font-size-asian="9.60000038146973pt" style:font-weight-asian="normal" style:font-size-complex="11pt" style:font-weight-complex="normal"/>
    </style:style>
    <style:style style:name="T1" style:family="text">
      <style:text-properties officeooo:rsid="001888b0"/>
    </style:style>
    <style:style style:name="T2" style:family="text">
      <style:text-properties officeooo:rsid="001a0ff1"/>
    </style:style>
    <style:style style:name="T3" style:family="text">
      <style:text-properties officeooo:rsid="001bbd66"/>
    </style:style>
    <style:style style:name="T4" style:family="text">
      <style:text-properties officeooo:rsid="001d5eb2"/>
    </style:style>
    <style:style style:name="T5" style:family="text">
      <style:text-properties officeooo:rsid="001e9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kt aplikacji służącej do kontroli budżetu domowego</text:p>
      <text:p text:style-name="P1">Autor Tadeusz Wiśniewski</text:p>
      <text:p text:style-name="P1"/>
      <text:p text:style-name="P1"/>
      <text:p text:style-name="P2"/>
      <text:p text:style-name="P4">Program działa jako kalkulator budżetu domowego ułatwiający kontrolę poziomu wydatków względem dochodów osobistych oraz pozwalający na orientacyjną kontrolę poziomu wydatków wspólnych małżonków.</text:p>
      <text:p text:style-name="P5">W programie mamy możliwość dodawania wydatków w zakresie kilku kategorii, ich sumowania oraz porównywania ich wysokości z wysokością wprowadzonych zarobków. Ponadto możemy przekazać informacje o wysokości wydatków do naszego partnera który może zapisać w pliku łączną wysokość wydatków rodziny. Program działa w dwóch okienkach po jednym dla każdego z partnerów przy czym zapis do pliku możliwy jest tylko w przypadku sumowania wydatków obojga partnerów.</text:p>
      <text:p text:style-name="P5"/>
      <text:p text:style-name="P5"/>
      <text:p text:style-name="P6">Wymagania techniczne spełniono poprzez użycie <text:span text:style-name="T1">kilku klas odpowiedzialnych za różne procesy zachodzące podczas działania aplikacji, w niektórych z nich zastosowano dziedziczenie w tym w jednym przypadku zastosowano dziedziczenie względem innej utworzonej klasy(reszta przypadków to dziedziczenie po klasach typu JFrame, Thread itp..). </text:span></text:p>
      <text:p text:style-name="P7">Obsługa zdarzeń została zaimplementowana w klasie BudzetListener dziedziczącej po ActionListener, z tym, że obsługa zda<text:span text:style-name="T3">rz</text:span>eń pochodzących od muszki(w tym przypadku entered oraz exited) została zaimplementowana w klasie KlientViewContent. </text:p>
      <text:p text:style-name="P8">Jako kontener danych użyto ArrayListy która została zastosowana w klasie Wydatki kontener wraz z kilkoma przydatnymi w innych częściach programu funkcjami.</text:p>
      <text:p text:style-name="P8">W programie zaimplementowano możliwość zapisu danych do pliku, pliki do których umożliwiono zapis do dwóch plików utworzonych w pakiecie PlikiDoProgramu.</text:p>
      <text:p text:style-name="P8">Oprócz tego istnieje opcja podzielenia się wysokością swoich wydatków z partnerem za pomocą komunikacji klient-serwer dzięki czemu wypełniono ostatnie dwa punkty wymagań technicznych zawartych w treści zadania.</text:p>
      <text:p text:style-name="P8"/>
      <text:p text:style-name="P8">Jako największy problem napotkany przy tworzeniu projektu muszę wymienić próbę stworzenia interfejsu bez użycia designera. Niestety w przypadku <text:span text:style-name="T5">aplikacji tej wielkości</text:span> bardzo ciężko utworzyć w miarę przej<text:span text:style-name="T2">rz</text:span>ysty interfejs i przy okazji utrzymać kod w jakimkolwiek porządku z powodu konieczności wprowadzania ciągłych zmian. <text:span text:style-name="T4">Pomocne w walce z tym problemem okazało się zastosowanie bardzo dokładnych nazw zmiennych które choć mogą wydawać się o wiele za długie to jednak pozwalają na poruszanie się w kodzie i wprowadzanie zmian bez ciągłego sprawdzania za co odpowiada każda z nic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9T11:46:09.629000000</meta:creation-date>
    <dc:date>2023-06-10T09:33:51.427000000</dc:date>
    <meta:editing-duration>PT18H26M7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0" meta:word-count="317" meta:character-count="2397" meta:non-whitespace-character-count="2088"/>
  </office:meta>
</office:document-meta>
</file>